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1.00pt" fo:font-weight="bold" fo:font-family="Arial" style:font-family-asian="Arial" style:font-family-complex="Arial" fo:background-color="transparent" fo:color="#ff0000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 3</text:span></text:p>
      <text:p text:style-name="P2"><text:span text:style-name="T2"/></text:p>
      <text:p text:style-name="P2"><text:span text:style-name="T3">Name:R.S.Lohith Kumar</text:span></text:p>
      <text:p text:style-name="P2"><text:span text:style-name="T3">Regno:192225045</text:span></text:p>
      <text:p text:style-name="P2"><text:span text:style-name="T3">Course code:DSA0163</text:span></text:p>
      <text:p text:style-name="P2"><text:span text:style-name="T3">Course name:Object Oriented C++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METHOD OVERRIDING</text:span></text:p>
      <text:p text:style-name="P2"><text:span text:style-name="T5"/></text:p>
      <text:p text:style-name="P2"><text:span text:style-name="T5">#include &lt;iostream&gt;</text:span></text:p>
      <text:p text:style-name="P2"><text:span text:style-name="T5">using namespace std;</text:span></text:p>
      <text:p text:style-name="P2"><text:span text:style-name="T5"/></text:p>
      <text:p text:style-name="P2"><text:span text:style-name="T5">class person {</text:span></text:p>
      <text:p text:style-name="P2"><text:span text:style-name="T5">public:</text:span></text:p>
      <text:p text:style-name="P2"><text:span text:style-name="T5"><text:s text:c="4"/>virtual void work() {</text:span></text:p>
      <text:p text:style-name="P2"><text:span text:style-name="T5"><text:s text:c="7"/>cout&lt;&lt;"person is working \n";</text:span></text:p>
      <text:p text:style-name="P2"><text:span text:style-name="T5"><text:s text:c="4"/>}</text:span></text:p>
      <text:p text:style-name="P2"><text:span text:style-name="T5">};</text:span></text:p>
      <text:p text:style-name="P2"><text:span text:style-name="T5"/></text:p>
      <text:p text:style-name="P2"><text:span text:style-name="T5">class employee : public person {</text:span></text:p>
      <text:p text:style-name="P2"><text:span text:style-name="T5">public:</text:span></text:p>
      <text:p text:style-name="P2"><text:span text:style-name="T5"><text:s text:c="5"/>void work() {</text:span></text:p>
      <text:p text:style-name="P2"><text:span text:style-name="T5"><text:s text:c="8"/>cout &lt;&lt; "employee is working \n";</text:span></text:p>
      <text:p text:style-name="P2"><text:span text:style-name="T5"><text:s text:c="4"/>}</text:span></text:p>
      <text:p text:style-name="P2"><text:span text:style-name="T5">};</text:span></text:p>
      <text:p text:style-name="P2"><text:span text:style-name="T5"/></text:p>
      <text:p text:style-name="P2"><text:span text:style-name="T5">class manager : public person {</text:span></text:p>
      <text:p text:style-name="P2"><text:span text:style-name="T5">public:</text:span></text:p>
      <text:p text:style-name="P2"><text:span text:style-name="T5"><text:s text:c="5"/>void work() {</text:span></text:p>
      <text:p text:style-name="P2"><text:span text:style-name="T5"><text:s text:c="8"/>cout &lt;&lt;" manager is working \n<text:tab/>";</text:span></text:p>
      <text:p text:style-name="P2"><text:span text:style-name="T5"><text:s text:c="4"/>}</text:span></text:p>
      <text:p text:style-name="P2"><text:span text:style-name="T5">};</text:span></text:p>
      <text:p text:style-name="P2"><text:span text:style-name="T5"/></text:p>
      <text:p text:style-name="P2"><text:span text:style-name="T5">int main() {</text:span></text:p>
      <text:p text:style-name="P2"><text:span text:style-name="T5"><text:s text:c="4"/>person P;</text:span></text:p>
      <text:p text:style-name="P2"><text:span text:style-name="T5"><text:s text:c="4"/>employee E;</text:span></text:p>
      <text:p text:style-name="P2"><text:span text:style-name="T5"><text:s text:c="4"/>manager M;</text:span></text:p>
      <text:p text:style-name="P2"><text:span text:style-name="T5"><text:s text:c="4"/></text:span></text:p>
      <text:p text:style-name="P2"><text:span text:style-name="T5"><text:s text:c="4"/>person* P1=&amp;P;</text:span></text:p>
      <text:p text:style-name="P2"><text:span text:style-name="T5"><text:s text:c="4"/>person* P2=&amp;E;</text:span></text:p>
      <text:p text:style-name="P2"><text:span text:style-name="T5"><text:s text:c="4"/>person* P3=&amp;M;</text:span></text:p>
      <text:p text:style-name="P2"><text:span text:style-name="T5"><text:s text:c="4"/></text:span></text:p>
      <text:p text:style-name="P2"><text:span text:style-name="T5"><text:s text:c="4"/></text:span></text:p>
      <text:p text:style-name="P2"><text:span text:style-name="T5"><text:s text:c="4"/>P1-&gt;work();</text:span></text:p>
      <text:p text:style-name="P2"><text:span text:style-name="T5"><text:s text:c="4"/>P2-&gt;work();</text:span></text:p>
      <text:p text:style-name="P2"><text:span text:style-name="T5"><text:s text:c="4"/>P3-&gt;work();</text:span></text:p>
      <text:p text:style-name="P2"><text:span text:style-name="T5">}</text:span></text:p>
      <text:p text:style-name="P2"><text:span text:style-name="T5"/></text:p>
      <text:p text:style-name="P2"><draw:frame text:anchor-type="as-char" svg:width="191.05mm" svg:height="107.53mm" style:rel-width="scale" style:rel-height="scale"><draw:object-ole xlink:href="OleObj1"/><draw:image xlink:href="ObjectReplacements/OleObj1"/></draw:frame><text:span text:style-name="T7"/></text:p>
      <text:p text:style-name="P2"><text:span text:style-name="T7"/></text:p>
      <text:p text:style-name="P2"><text:span text:style-name="T7"/></text:p>
      <text:p text:style-name="P2"><text:span text:style-name="T8">FRIEND FUNCTION</text:span></text:p>
      <text:p text:style-name="P2"><text:span text:style-name="T9">#include &lt;iostream&gt;</text:span></text:p>
      <text:p text:style-name="P2"><text:span text:style-name="T9">using namespace std;</text:span></text:p>
      <text:p text:style-name="P2"><text:span text:style-name="T9"/></text:p>
      <text:p text:style-name="P2"><text:span text:style-name="T9">class student </text:span></text:p>
      <text:p text:style-name="P2"><text:span text:style-name="T9">{</text:span></text:p>
      <text:p text:style-name="P2"><text:span text:style-name="T9"><text:tab/>private:</text:span></text:p>
      <text:p text:style-name="P2"><text:span text:style-name="T9"><text:tab/><text:tab/>char name[15];</text:span></text:p>
      <text:p text:style-name="P2"><text:span text:style-name="T9"><text:tab/><text:tab/></text:span></text:p>
      <text:p text:style-name="P2"><text:span text:style-name="T9"><text:tab/>public:</text:span></text:p>
      <text:p text:style-name="P2"><text:span text:style-name="T9"><text:tab/><text:tab/>int regno;</text:span></text:p>
      <text:p text:style-name="P2"><text:span text:style-name="T9"><text:tab/><text:tab/></text:span></text:p>
      <text:p text:style-name="P2"><text:span text:style-name="T9"><text:tab/><text:tab/>student()</text:span></text:p>
      <text:p text:style-name="P2"><text:span text:style-name="T9"><text:tab/><text:tab/>{</text:span></text:p>
      <text:p text:style-name="P2"><text:span text:style-name="T9"><text:tab/><text:tab/><text:tab/>cout&lt;&lt;"Enter the name";</text:span></text:p>
      <text:p text:style-name="P2"><text:span text:style-name="T9"><text:tab/><text:tab/><text:tab/>cin&gt;&gt;name;</text:span></text:p>
      <text:p text:style-name="P2"><text:span text:style-name="T9"><text:tab/><text:tab/><text:tab/>cout&lt;&lt;"Enter the regno";</text:span></text:p>
      <text:p text:style-name="P2"><text:span text:style-name="T9"><text:tab/><text:tab/><text:tab/>cin&gt;&gt;regno;</text:span></text:p>
      <text:p text:style-name="P2"><text:span text:style-name="T9"><text:tab/><text:tab/>}</text:span></text:p>
      <text:p text:style-name="P2"><text:span text:style-name="T9"><text:tab/><text:tab/></text:span></text:p>
      <text:p text:style-name="P2"><text:span text:style-name="T9"><text:tab/><text:tab/>friend void display (student);</text:span></text:p>
      <text:p text:style-name="P2"><text:span text:style-name="T9">};</text:span></text:p>
      <text:p text:style-name="P2"><text:span text:style-name="T9"/></text:p>
      <text:p text:style-name="P2"><text:span text:style-name="T9">void display(student s1)</text:span></text:p>
      <text:p text:style-name="P2"><text:span text:style-name="T9">{</text:span></text:p>
      <text:p text:style-name="P2"><text:span text:style-name="T9"><text:tab/>cout&lt;&lt;s1.name&lt;&lt;"\n";</text:span></text:p>
      <text:p text:style-name="P2"><text:span text:style-name="T9"><text:tab/>cout&lt;&lt;s1.regno&lt;&lt;"\n";</text:span></text:p>
      <text:p text:style-name="P2"><text:span text:style-name="T9">}</text:span></text:p>
      <text:p text:style-name="P2"><text:span text:style-name="T9"/></text:p>
      <text:p text:style-name="P2"><text:span text:style-name="T9">int main()</text:span></text:p>
      <text:p text:style-name="P2"><text:span text:style-name="T9">{</text:span></text:p>
      <text:p text:style-name="P2"><text:span text:style-name="T9"><text:tab/>student Ss;</text:span></text:p>
      <text:p text:style-name="P2"><text:span text:style-name="T9"><text:tab/>display(Ss);</text:span></text:p>
      <text:p text:style-name="P2"><text:span text:style-name="T9"><text:tab/></text:span></text:p>
      <text:p text:style-name="P2"><text:span text:style-name="T9"><text:tab/>return 0;</text:span></text:p>
      <text:p text:style-name="P2"><text:span text:style-name="T9">}</text:span></text:p>
      <text:p text:style-name="P2"><draw:frame text:anchor-type="as-char" svg:width="191.05mm" svg:height="107.53mm" style:rel-width="scale" style:rel-height="scale"><draw:object-ole xlink:href="OleObj2"/><draw:image xlink:href="ObjectReplacements/OleObj2"/></draw:frame><text:span text:style-name="T11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